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D00000028C3C061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hare-Regular" fo:language="en" fo:country="GB" style:font-name-complex="Arial"/>
    </style:style>
    <style:style style:name="P2" style:family="paragraph" style:parent-style-name="Standard">
      <style:text-properties style:font-name="Share-Regular"/>
    </style:style>
    <style:style style:name="P3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4" style:family="paragraph" style:parent-style-name="Standard">
      <style:text-properties style:font-name="Share-Regular"/>
    </style:style>
    <style:style style:name="P5" style:family="paragraph" style:parent-style-name="Standard">
      <style:text-properties style:font-name="Share-Regular" fo:language="en" fo:country="GB" style:font-name-complex="Arial"/>
    </style:style>
    <style:style style:name="P6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7" style:family="paragraph" style:parent-style-name="Standard">
      <style:text-properties fo:color="#0000ff" style:font-name="Share-TechMono" fo:language="en" fo:country="GB" style:language-asian="zxx" style:country-asian="none"/>
    </style:style>
    <style:style style:name="P8" style:family="paragraph" style:parent-style-name="Standard">
      <style:paragraph-properties fo:margin-left="6.35cm" fo:margin-right="0cm" fo:text-indent="0cm" style:auto-text-indent="false"/>
    </style:style>
    <style:style style:name="P9" style:family="paragraph" style:parent-style-name="Standard">
      <style:paragraph-properties fo:margin-left="6.35cm" fo:margin-right="0cm" fo:text-indent="0cm" style:auto-text-indent="false"/>
      <style:text-properties fo:color="#ff0000" style:font-name="Share-TechMono" fo:font-size="8pt" fo:language="en" fo:country="GB" style:font-size-asian="8pt" style:font-name-complex="Courier New" style:font-size-complex="8pt"/>
    </style:style>
    <style:style style:name="P10" style:family="paragraph" style:parent-style-name="Standard">
      <style:paragraph-properties fo:margin-left="6.35cm" fo:margin-right="0cm" fo:text-indent="0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1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2" style:family="paragraph" style:parent-style-name="Standard">
      <style:paragraph-properties fo:margin-left="6.35cm" fo:margin-right="0cm" fo:text-indent="0cm" style:auto-text-indent="false">
        <style:tab-stops>
          <style:tab-stop style:position="0.924cm"/>
        </style:tab-stops>
      </style:paragraph-properties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3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P14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5" style:family="paragraph" style:parent-style-name="Standard">
      <style:paragraph-properties fo:margin-left="6.35cm" fo:margin-right="0cm" fo:text-indent="0.653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6" style:family="paragraph" style:parent-style-name="Standard">
      <style:paragraph-properties fo:margin-left="6.35cm" fo:margin-right="0cm" fo:text-indent="0cm" style:auto-text-indent="false"/>
    </style:style>
    <style:style style:name="P17" style:family="paragraph" style:parent-style-name="Heading_20_1">
      <style:text-properties fo:color="#000000" style:font-name="Share-Bold" fo:language="en" fo:country="GB"/>
    </style:style>
    <style:style style:name="P18" style:family="paragraph">
      <style:paragraph-properties style:writing-mode="lr-tb"/>
    </style:style>
    <style:style style:name="P19" style:family="paragraph">
      <style:paragraph-properties fo:text-align="end" style:writing-mode="lr-tb"/>
    </style:style>
    <style:style style:name="P20" style:family="paragraph">
      <style:paragraph-properties style:text-autospace="none"/>
    </style:style>
    <style:style style:name="T1" style:family="text">
      <style:text-properties style:font-name="Share-Regular"/>
    </style:style>
    <style:style style:name="T2" style:family="text">
      <style:text-properties fo:language="en" fo:country="GB" style:font-name-complex="Arial"/>
    </style:style>
    <style:style style:name="T3" style:family="text">
      <style:text-properties style:font-name="Share-Regular" fo:language="en" fo:country="GB" style:font-name-complex="Arial"/>
    </style:style>
    <style:style style:name="T4" style:family="text">
      <style:text-properties style:font-name="Share-Regular"/>
    </style:style>
    <style:style style:name="T5" style:family="text">
      <style:text-properties style:font-name="Share-Regular" fo:language="en" fo:country="GB" style:font-name-complex="Arial"/>
    </style:style>
    <style:style style:name="T6" style:family="text">
      <style:text-properties fo:language="en" fo:country="GB"/>
    </style:style>
    <style:style style:name="T7" style:family="text">
      <style:text-properties fo:language="en" fo:country="GB" style:font-name-complex="Arial"/>
    </style:style>
    <style:style style:name="T8" style:family="text">
      <style:text-properties fo:color="#0000ff"/>
    </style:style>
    <style:style style:name="T9" style:family="text">
      <style:text-properties fo:color="#0000ff" style:font-name="Share-TechMono" fo:font-size="8pt" fo:language="en" fo:country="GB" style:font-size-asian="8pt" style:font-name-complex="Courier New" style:font-size-complex="8pt"/>
    </style:style>
    <style:style style:name="T10" style:family="text">
      <style:text-properties style:font-name="Share-TechMono"/>
    </style:style>
    <style:style style:name="T11" style:family="text">
      <style:text-properties style:font-name="Share-TechMono" fo:font-size="8pt" fo:language="en" fo:country="GB" style:font-size-asian="8pt" style:font-name-complex="Courier New" style:font-size-complex="8pt"/>
    </style:style>
    <style:style style:name="T12" style:family="text">
      <style:text-properties fo:color="#008000" style:font-name="Share-TechMono" fo:font-size="8pt" fo:language="en" fo:country="GB" style:font-size-asian="8pt" style:font-name-complex="Courier New" style:font-size-complex="8pt"/>
    </style:style>
    <style:style style:name="T13" style:family="text"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T14" style:family="text"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T15" style:family="text">
      <style:text-properties fo:color="#333333"/>
    </style:style>
    <style:style style:name="T16" style:family="text"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T17" style:family="text">
      <style:text-properties fo:color="#333333" style:font-name="Share-TechMono" fo:font-size="8pt" fo:language="en" fo:country="GB" fo:font-weight="bold" style:font-size-asian="8pt" style:font-weight-asian="bold" style:font-name-complex="Courier New" style:font-size-complex="8pt"/>
    </style:style>
    <style:style style:name="T18" style:family="text">
      <style:text-properties fo:color="#333333" style:font-name="Share-TechMono" fo:font-size="8pt" fo:language="fr" fo:country="FR" style:font-size-asian="8pt" style:font-name-complex="Courier New" style:font-size-complex="8pt"/>
    </style:style>
    <style:style style:name="T19" style:family="text">
      <style:text-properties fo:color="#333333" style:font-name="Share-TechMono" fo:font-size="8pt" fo:language="fr" fo:country="FR" fo:font-weight="bold" style:font-size-asian="8pt" style:font-weight-asian="bold" style:font-name-complex="Courier New" style:font-size-complex="8pt"/>
    </style:style>
    <style:style style:name="T20" style:family="text">
      <style:text-properties fo:color="#000000"/>
    </style:style>
    <style:style style:name="T21" style:family="text">
      <style:text-properties fo:color="#000000" style:font-name="Share-TechMono" fo:font-size="8pt" fo:language="en" fo:country="GB" style:font-size-asian="8pt" style:font-name-complex="Courier New" style:font-size-complex="8pt"/>
    </style:style>
    <style:style style:name="T22" style:family="text">
      <style:text-properties fo:color="#ff6600" style:font-name="Share-TechMono" fo:font-size="8pt" fo:language="en" fo:country="GB" style:font-size-asian="8pt" style:font-name-complex="Courier New" style:font-size-complex="8pt"/>
    </style:style>
    <style:style style:name="T23" style:family="text">
      <style:text-properties fo:font-weight="bold" style:font-weight-asian="bold"/>
    </style:style>
    <style:style style:name="T24" style:family="text">
      <style:text-properties fo:font-size="8pt"/>
    </style:style>
    <style:style style:name="T25" style:family="text">
      <style:text-properties style:font-size-asian="8pt"/>
    </style:style>
    <style:style style:name="T26" style:family="text">
      <style:text-properties style:font-name-complex="Courier New"/>
    </style:style>
    <style:style style:name="T27" style:family="text">
      <style:text-properties style:font-size-complex="8pt"/>
    </style:style>
    <style:style style:name="T28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T29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/>
    </style:style>
    <style:style style:name="gr4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cm" svg:y="36.916cm" svg:width="25.698cm" style:rel-width="100%" draw:z-index="16">
        <draw:text-box fo:min-height="0.499cm">
          <text:p text:style-name="P1">Check your code with the FLOW3 Coding Guidelines Validator:</text:p>
          <text:p text:style-name="Standard"><text:a xlink:type="simple" xlink:href="http://forge.typo3.org/projects/show/package-flow3cgl"><text:span text:style-name="Internet_20_link"><text:span text:style-name="T1">http://forge.typo3.org/projects/show/package-flow3cgl/</text:span></text:span></text:a></text:p>
          <text:p text:style-name="P1"/>
          <text:p text:style-name="P2">Also<text:span text:style-name="T2"> check out the latest documentation:</text:span></text:p>
          <text:p text:style-name="Standard"><text:a xlink:type="simple" xlink:href="http://flow3.typo3.org/documentation/coding-guidelines/"><text:span text:style-name="Internet_20_link"><text:span text:style-name="T1">http://flow3.typo3.org/documentation/coding-guidelines/</text:span></text:span></text:a><text:span text:style-name="T3"> </text:span></text:p>
          <text:p text:style-name="P3">by Tim Eilers, Karsten Dambekalns</text:p>
        </draw:text-box>
      </draw:frame>
      <text:h text:style-name="P17" text:outline-level="1"><draw:frame draw:style-name="fr2" draw:name="graphics1" text:anchor-type="char" svg:x="22.225cm" svg:y="0cm" svg:width="2.893cm" svg:height="1.058cm" draw:z-index="10"><draw:image xlink:href="Pictures/100000000000006D00000028C3C06178.png" xlink:type="simple" xlink:show="embed" xlink:actuate="onLoad"/></draw:frame>FLOW3 Coding Guidelines on one page</text:h>
      <text:p text:style-name="P7"><draw:g text:anchor-type="char" draw:z-index="0" draw:style-name="gr1"><draw:custom-shape draw:style-name="gr2" draw:text-style-name="P18" svg:width="5.081cm" svg:height="0.953cm" svg:x="-0.635cm" svg:y="0.201cm"><text:p/><draw:enhanced-geometry svg:viewBox="0 0 21600 21600" draw:type="mso-spt41" draw:modifiers="29363 17200 22500 7200 20153 10640 21150 142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5.081cm" svg:height="0.953cm" svg:x="-0.635cm" svg:y="0.201cm"><draw:text-box><text:p text:style-name="P19"><text:span text:style-name="T28">First line: UTF-8 declaration</text:span></text:p></draw:text-box></draw:frame></draw:g></text:p>
      <text:p text:style-name="P9">&lt;?php</text:p>
      <text:p text:style-name="P8"><text:span text:style-name="T9">declare</text:span><text:span text:style-name="T11">(ENCODING = </text:span><text:span text:style-name="T12">'utf-8'</text:span><text:span text:style-name="T11">);</text:span></text:p>
      <text:p text:style-name="P8"><draw:g text:anchor-type="char" draw:z-index="4" draw:style-name="gr1"><draw:custom-shape draw:style-name="gr2" draw:text-style-name="P18" svg:width="4.763cm" svg:height="2.541cm" svg:x="-0.953cm" svg:y="0.346cm"><text:p/><draw:enhanced-geometry svg:viewBox="0 0 21600 21600" draw:type="mso-spt41" draw:modifiers="32520 -1560 22560 2700 13680 2190 14744 352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763cm" svg:height="2.541cm" svg:x="-0.953cm" svg:y="0.346cm"><draw:text-box><text:p text:style-name="P18"><text:span text:style-name="T28">Second line: Namespace should start with F3 followed by package key (name) and subparts as needed</text:span></text:p><text:p text:style-name="P18"><text:span text:style-name="T29"/></text:p></draw:text-box></draw:frame></draw:g><text:span text:style-name="T9">namespace</text:span><text:span text:style-name="T11"> F3\TestPackage;</text:span></text:p>
      <text:p text:style-name="P10"/>
      <text:p text:style-name="P11">/* <text:s text:c="71"/>*</text:p>
      <text:p text:style-name="P11"><text:s/>* This script belongs to the FLOW3 framework. <text:s text:c="27"/>*</text:p>
      <text:p text:style-name="P11"><text:s/>* <text:s text:c="71"/>*</text:p>
      <text:p text:style-name="P11"><text:s/>* It is free software; you can redistribute it and/or modify it under <text:s text:c="3"/>*</text:p>
      <text:p text:style-name="P11"><text:s/>* the terms of the GNU Lesser General Public License as published by the *</text:p>
      <text:p text:style-name="P11"><text:s/>* Free Software Foundation, either version 3 of the License, or (at your *</text:p>
      <text:p text:style-name="P11"><draw:g text:anchor-type="char" draw:z-index="25" draw:style-name="gr1"><draw:custom-shape draw:style-name="gr2" draw:text-style-name="P18" svg:width="4.866cm" svg:height="1.498cm" svg:x="19.722cm" svg:y="0.219cm"><text:p/><draw:enhanced-geometry svg:viewBox="0 0 21600 21600" draw:type="mso-spt41" draw:modifiers="-7547.08227618703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866cm" svg:height="1.498cm" svg:x="19.722cm" svg:y="0.424cm"><draw:text-box><text:p text:style-name="P18"><text:span text:style-name="T28">File header with license information. See FLOW3 wiki on TYPO3 Forge for some boilerplates.</text:span></text:p></draw:text-box></draw:frame></draw:g> * option) any later version. <text:s text:c="44"/>*</text:p>
      <text:p text:style-name="P11"><text:s/>* <text:s text:c="71"/>*</text:p>
      <text:p text:style-name="P11"><text:s/>* This script is distributed in the hope that it will be useful, but <text:s text:c="4"/>*</text:p>
      <text:p text:style-name="P11"><text:s/>* WITHOUT ANY WARRANTY; without even the implied warranty of MERCHAN- <text:s text:c="3"/>*</text:p>
      <text:p text:style-name="P11"><text:s/>* TABILITY or FITNESS FOR A PARTICULAR PURPOSE. See the GNU Lesser <text:s text:c="6"/>*</text:p>
      <text:p text:style-name="P11"><text:s/>* General Public License for more details. <text:s text:c="30"/>*</text:p>
      <text:p text:style-name="P11"><text:s/>* <text:s text:c="71"/>*</text:p>
      <text:p text:style-name="P11"><text:s/>* You should have received a copy of the GNU Lesser General Public <text:s text:c="6"/>*</text:p>
      <text:p text:style-name="P11"><text:s/>* License along with the script. <text:s text:c="40"/>*</text:p>
      <text:p text:style-name="P11"><text:s/>* If not, see http://www.gnu.org/licenses/lgpl.html <text:s text:c="21"/>*</text:p>
      <text:p text:style-name="P11"><text:s/>* <text:s text:c="71"/>*</text:p>
      <text:p text:style-name="P11"><text:s/>* The TYPO3 project - inspiring people to share! <text:s text:c="24"/>*</text:p>
      <text:p text:style-name="P11"><text:s/>* <text:s text:c="71"/>*/</text:p>
      <text:p text:style-name="P11"><draw:g text:anchor-type="char" draw:z-index="2" draw:style-name="gr1"><draw:custom-shape draw:style-name="gr2" draw:text-style-name="P18" svg:width="4.384cm" svg:height="1.138cm" svg:x="-0.891cm" svg:y="0.148cm"><text:p/><draw:enhanced-geometry svg:viewBox="0 0 21600 21600" draw:type="mso-spt41" draw:modifiers="37422.0434432824 44437.1517027864 22909 7200 12295 -92520 13745 -8896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4.384cm" svg:height="1.138cm" svg:x="-0.891cm" svg:y="0.148cm"><draw:text-box><text:p text:style-name="P19"><text:span text:style-name="T28">Use package tag, add @subpackage as needed.</text:span></text:p><text:p text:style-name="P18"><text:span text:style-name="T29"/></text:p></draw:text-box></draw:frame></draw:g></text:p>
      <text:p text:style-name="P11">/**</text:p>
      <text:p text:style-name="P11"><draw:g text:anchor-type="char" draw:z-index="1" draw:style-name="gr1"><draw:custom-shape draw:style-name="gr2" draw:text-style-name="P18" svg:width="5.081cm" svg:height="1.906cm" svg:x="20.003cm" svg:y="0.291cm"><text:p/><draw:enhanced-geometry svg:viewBox="0 0 21600 21600" draw:type="mso-spt41" draw:modifiers="-31275 1200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81cm" svg:height="1.906cm" svg:x="20.003cm" svg:y="0.291cm"><draw:text-box><text:p text:style-name="P18"><text:span text:style-name="T28">Description of the class. Make it as long as needed, feel free to explain how to use it.</text:span></text:p><text:p text:style-name="P18"><text:span text:style-name="T29"/></text:p></draw:text-box></draw:frame></draw:g> * Fixture class for various unit tests (mainly the package- and component</text:p>
      <text:p text:style-name="P12"><text:s/>* manager)</text:p>
      <text:p text:style-name="P11"><draw:g text:anchor-type="char" draw:z-index="3" draw:style-name="gr1"><draw:custom-shape draw:style-name="gr2" draw:text-style-name="P18" svg:width="4.022cm" svg:height="1.904cm" svg:x="-0.318cm" svg:y="-0.009cm"><text:p/><draw:enhanced-geometry svg:viewBox="0 0 21600 21600" draw:type="mso-spt41" draw:modifiers="37961 16896 22737 3603 12789 -61957 14049 -601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022cm" svg:height="1.904cm" svg:x="-0.318cm" svg:y="-0.011cm"><draw:text-box><text:p text:style-name="P18"><text:span text:style-name="T28">Version tag is a must.</text:span></text:p><text:p text:style-name="P18"><text:span text:style-name="T28">Just add it like this, the rest will be done by SVN</text:span></text:p><text:p text:style-name="P18"><text:span text:style-name="T29"/></text:p></draw:text-box></draw:frame></draw:g> *</text:p>
      <text:p text:style-name="P11"><text:s/>* Must not implement the *BasicClassInterface! (See comment there)</text:p>
      <text:p text:style-name="P11"><text:s/>*</text:p>
      <text:p text:style-name="P11"><text:s/>* @package TestPackage</text:p>
      <text:p text:style-name="P11"><text:s/>* @version $Id$</text:p>
      <text:p text:style-name="P13"><draw:g text:anchor-type="char" draw:z-index="17" draw:style-name="gr1"><draw:custom-shape draw:style-name="gr2" draw:text-style-name="P18" svg:width="4.446cm" svg:height="0.851cm" svg:x="0.309cm" svg:y="0.072cm"><text:p/><draw:enhanced-geometry svg:viewBox="0 0 21600 21600" draw:mirror-horizontal="false" draw:mirror-vertical="false" draw:type="mso-spt41" draw:modifiers="31050.535501785 447.204968944099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446cm" svg:height="0.851cm" svg:x="0.309cm" svg:y="0.072cm"><draw:text-box><text:p text:style-name="P19"><text:span text:style-name="T29">License tag is a must.</text:span></text:p></draw:text-box></draw:frame></draw:g> * @license http://www.gnu.org/licenses/lgpl.html GNU Lesser General Public License, version 3 or later</text:p>
      <text:p text:style-name="P8"><text:span text:style-name="T13"><text:s/></text:span><text:span text:style-name="T14">*/</text:span></text:p>
      <text:p text:style-name="P8"><text:span text:style-name="T9">class</text:span><text:span text:style-name="T11"> UniverseAnalyzer </text:span><text:span text:style-name="T9">extends</text:span><text:span text:style-name="T11"> \F3\TestPackage\BaseClass </text:span><text:span text:style-name="T9">implements</text:span><text:span text:style-name="T11"> \F3\TestPackage\SomeInterface {</text:span></text:p>
      <text:p text:style-name="P10"><draw:g text:anchor-type="char" draw:z-index="13" draw:style-name="gr1"><draw:custom-shape draw:style-name="gr2" draw:text-style-name="P18" svg:width="4.866cm" svg:height="1.498cm" svg:x="21.362cm" svg:y="0.044cm"><text:p/><draw:enhanced-geometry svg:viewBox="0 0 21600 21600" draw:type="mso-spt41" draw:modifiers="-7547.08227618703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866cm" svg:height="1.498cm" svg:x="21.362cm" svg:y="0.249cm"><draw:text-box><text:p text:style-name="P18"><text:span text:style-name="T28">Use full class name, when you extend or implement; for type hints and documentation.</text:span></text:p></draw:text-box></draw:frame></draw:g><draw:g text:anchor-type="char" draw:z-index="7" draw:style-name="gr1"><draw:custom-shape draw:style-name="gr2" draw:text-style-name="P18" svg:width="3.857cm" svg:height="1.684cm" svg:x="0cm" svg:y="0.288cm"><text:p/><draw:enhanced-geometry svg:viewBox="0 0 21600 21600" draw:type="mso-spt41" draw:modifiers="35792.5925925926 -8323.35078534032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857cm" svg:height="1.684cm" svg:x="0cm" svg:y="0.288cm"><draw:text-box><text:p text:style-name="P18"><text:span text:style-name="T28">No empty line between DocComment and class, member var or method.</text:span></text:p><text:p text:style-name="P18"><text:span text:style-name="T29"/></text:p></draw:text-box></draw:frame></draw:g></text:p>
      <text:p text:style-name="P8"><text:span text:style-name="T11"><text:tab/></text:span><text:span text:style-name="T16">/**</text:span></text:p>
      <text:p text:style-name="P14"><text:tab/> * Some injected dependency</text:p>
      <text:p text:style-name="P8"><draw:g text:anchor-type="char" draw:z-index="5" draw:style-name="gr1"><draw:custom-shape draw:style-name="gr2" draw:text-style-name="P18" svg:width="5.716cm" svg:height="1.906cm" svg:x="15.24cm" svg:y="-0.131cm"><text:p/><draw:enhanced-geometry svg:viewBox="0 0 21600 21600" draw:type="mso-spt41" draw:modifiers="-22273.1255785251 -9211.47086031452 -800 3600 -49800 -105080 -48913 -103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716cm" svg:height="1.906cm" svg:x="15.062cm" svg:y="-0.131cm"><draw:text-box><text:p text:style-name="P18"><text:span text:style-name="T28">UpperCamelCase class name. Class names should be nouns.</text:span></text:p><text:p text:style-name="P18"><text:span text:style-name="T28">In other packages, refer to using \F3\TestPackage\MyClass.</text:span></text:p><text:p text:style-name="P18"><text:span text:style-name="T29"/></text:p></draw:text-box></draw:frame></draw:g><text:span text:style-name="T16"><text:tab/> * </text:span><text:span text:style-name="T17">@var</text:span><text:span text:style-name="T16"> ArrayObject</text:span></text:p>
      <text:p text:style-name="P14"><text:tab/> */</text:p>
      <text:p text:style-name="P8"><draw:g text:anchor-type="char" draw:z-index="9" draw:style-name="gr1"><draw:custom-shape draw:style-name="gr4" draw:text-style-name="P18" svg:width="3.176cm" svg:height="0.793cm" svg:x="-0.318cm" svg:y="0.279cm"><text:p/><draw:enhanced-geometry svg:viewBox="0 0 21600 21600" draw:type="mso-spt41" draw:modifiers="45718.6007773459 5856 23040 6426 19080 -191865 20676 -188688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3.176cm" svg:height="0.793cm" svg:x="-0.318cm" svg:y="0.277cm"><draw:text-box><text:p text:style-name="P19"><text:span text:style-name="T28">Indent with tabs.</text:span></text:p></draw:text-box></draw:frame></draw:g><text:span text:style-name="T11"><text:tab/></text:span><text:span text:style-name="T9">protected</text:span><text:span text:style-name="T11"> $someDependency = NULL;</text:span></text:p>
      <text:p text:style-name="P10"/>
      <text:p text:style-name="P8"><text:span text:style-name="T11"><text:tab/></text:span><text:span text:style-name="T16">/**</text:span></text:p>
      <text:p text:style-name="P14"><text:tab/> * Shows if you are addicted to FLOW3</text:p>
      <text:p text:style-name="P8"><draw:g text:anchor-type="char" draw:z-index="8" draw:style-name="gr1"><draw:custom-shape draw:style-name="gr2" draw:text-style-name="P18" svg:width="3.744cm" svg:height="1.572cm" svg:x="0.318cm" svg:y="0.171cm"><text:p/><draw:enhanced-geometry svg:viewBox="0 0 21600 21600" draw:type="mso-spt41" draw:modifiers="40595.3838907207 -823.318385650224 22500 4364 6075 -332994 7073 -33083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744cm" svg:height="1.572cm" svg:x="0.318cm" svg:y="0.169cm"><draw:text-box><text:p text:style-name="P18"><text:span text:style-name="T28">Use var tag. Optional description goes in the line before.</text:span></text:p></draw:text-box></draw:frame></draw:g><text:span text:style-name="T16"><text:tab/> * </text:span><text:span text:style-name="T17">@var</text:span><text:span text:style-name="T16"> boolean</text:span></text:p>
      <text:p text:style-name="P14"><text:tab/> */</text:p>
      <text:p text:style-name="P8"><text:span text:style-name="T11"><text:tab/></text:span><text:span text:style-name="T9">protected</text:span><text:span text:style-name="T11"> $addictedToFLOW3 = TRUE;</text:span></text:p>
      <text:p text:style-name="P10"><draw:g text:anchor-type="char" draw:z-index="18" draw:style-name="gr1"><draw:custom-shape draw:style-name="gr2" draw:text-style-name="P18" svg:width="5.081cm" svg:height="1.31cm" svg:x="18.644cm" svg:y="0.309cm"><text:p/><draw:enhanced-geometry svg:viewBox="0 0 21600 21600" draw:type="mso-spt41" draw:modifiers="-12693.0926761541 5000.26917900404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81cm" svg:height="1.31cm" svg:x="18.644cm" svg:y="0.309cm"><draw:text-box><text:p text:style-name="P18"><text:span text:style-name="T28">Description of the method. Make it as long as needed</text:span><text:span text:style-name="T29">.</text:span></text:p></draw:text-box></draw:frame></draw:g></text:p>
      <text:p text:style-name="P8"><text:span text:style-name="T11"><text:tab/></text:span><text:span text:style-name="T16">/**</text:span></text:p>
      <text:p text:style-name="P14"><text:tab/> * A great method which shows how to indent control structures.</text:p>
      <text:p text:style-name="P14"><draw:g text:anchor-type="char" draw:z-index="11" draw:style-name="gr1"><draw:custom-shape draw:style-name="gr2" draw:text-style-name="P18" svg:width="3.811cm" svg:height="1.22cm" svg:x="0.737cm" svg:y="0.071cm"><text:p/><draw:enhanced-geometry svg:viewBox="0 0 21600 21600" draw:type="mso-spt41" draw:modifiers="37342.7117075428 12766.4739884393 22708 4320 13015 56760 14243 5889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811cm" svg:height="1.22cm" svg:x="0.737cm" svg:y="0.071cm"><draw:text-box><text:p text:style-name="P18"><text:span text:style-name="T28">Param tag: type, name, description.</text:span></text:p></draw:text-box></draw:frame></draw:g><text:tab/> *</text:p>
      <text:p text:style-name="P8"><text:span text:style-name="T16"><text:tab/> * </text:span><text:span text:style-name="T17">@param</text:span><text:span text:style-name="T16"> array $someArray Some array</text:span></text:p>
      <text:p text:style-name="P8"><draw:g text:anchor-type="char" draw:z-index="23" draw:style-name="gr1"><draw:custom-shape draw:style-name="gr4" draw:text-style-name="P18" svg:width="5.065cm" svg:height="1.183cm" svg:x="14.212cm" svg:y="0.115cm"><text:p/><draw:enhanced-geometry svg:viewBox="0 0 21600 21600" draw:mirror-horizontal="false" draw:mirror-vertical="false" draw:type="mso-spt41" draw:modifiers="-12424.5125348189 22436.9597615499 45.1253481894151 11685.245901639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65cm" svg:height="1.183cm" svg:x="14.212cm" svg:y="0.115cm"><draw:text-box><text:p text:style-name="P20"><text:span text:style-name="T28">Method names should be verbs.</text:span></text:p></draw:text-box></draw:frame></draw:g><text:span text:style-name="T16"><text:tab/> * </text:span><text:span text:style-name="T17">@param</text:span><text:span text:style-name="T16"> \F3\Package\MyClass $object An instance of MyClass</text:span></text:p>
      <text:p text:style-name="P8"><text:span text:style-name="T16"><text:tab/> * </text:span><text:span text:style-name="T17">@return</text:span><text:span text:style-name="T16"> void</text:span></text:p>
      <text:p text:style-name="P8"><draw:g text:anchor-type="char" draw:z-index="6" draw:style-name="gr1"><draw:custom-shape draw:style-name="gr2" draw:text-style-name="P18" svg:width="4.657cm" svg:height="1.498cm" svg:x="21.107cm" svg:y="0.115cm"><text:p/><draw:enhanced-geometry svg:viewBox="0 0 21600 21600" draw:type="mso-spt41" draw:modifiers="-5989 10177 -982 4580 -94991 -101589 -93903 -9932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657cm" svg:height="1.498cm" svg:x="21.107cm" svg:y="0.113cm"><draw:text-box><text:p text:style-name="P18"><text:span text:style-name="T28">Opening brace on same line with opening token. One space before.</text:span></text:p><text:p text:style-name="P18"><text:span text:style-name="T29"/></text:p></draw:text-box></draw:frame></draw:g><text:span text:style-name="T16"><text:tab/></text:span><text:span text:style-name="T18"> * </text:span><text:span text:style-name="T19">@author</text:span><text:span text:style-name="T18"> Robert Lemke &lt;robert@typo3.org&gt;</text:span></text:p>
      <text:p text:style-name="P8"><draw:g text:anchor-type="char" draw:z-index="12" draw:style-name="gr1"><draw:custom-shape draw:style-name="gr2" draw:text-style-name="P18" svg:width="4.975cm" svg:height="2.541cm" svg:x="0.406cm" svg:y="0.332cm"><text:p/><draw:enhanced-geometry svg:viewBox="0 0 21600 21600" draw:type="mso-spt41" draw:modifiers="33304 9765 22519 2700 11719 -24120 12738 -2278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975cm" svg:height="2.541cm" svg:x="0.406cm" svg:y="0.332cm"><draw:text-box><text:p text:style-name="P18"><text:span text:style-name="T28">Multiline conditions:</text:span></text:p><text:p text:style-name="P18"><text:span text:style-name="T28">Indent them and add a extra indent to following code.</text:span></text:p><text:p text:style-name="P18"><text:span text:style-name="T28">Put the boolean operators at beginning of line.</text:span></text:p></draw:text-box></draw:frame></draw:g><text:span text:style-name="T18"><text:tab/> </text:span><text:span text:style-name="T16">*/</text:span></text:p>
      <text:p text:style-name="P8"><text:span text:style-name="T9"><text:tab/>public function</text:span><text:span text:style-name="T11"> analyzeUniverse(</text:span><text:span text:style-name="T9">array</text:span><text:span text:style-name="T11"> $myParameter, \F3\Package\MyClass $object) {</text:span></text:p>
      <text:p text:style-name="P8"><draw:g text:anchor-type="char" draw:z-index="20" draw:style-name="gr1"><draw:custom-shape draw:style-name="gr4" draw:text-style-name="P18" svg:width="4.022cm" svg:height="1.068cm" svg:x="16.78cm" svg:y="0.109cm"><text:p/><draw:enhanced-geometry svg:viewBox="0 0 21600 21600" draw:mirror-horizontal="false" draw:mirror-vertical="false" draw:type="mso-spt41" draw:modifiers="-4782.11310828584 -392.079207920792 1136.34370889961 9445.54455445545 -79863 -209895 -78603 -206717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022cm" svg:height="1.068cm" svg:x="16.78cm" svg:y="0.352cm"><draw:text-box><text:p text:style-name="P18"><text:span text:style-name="T28">Use type hinting.</text:span></text:p><text:p text:style-name="P18"><text:span text:style-name="T29"/></text:p></draw:text-box></draw:frame></draw:g><text:span text:style-name="T9"><text:tab/><text:tab/>if </text:span><text:span text:style-name="T21">(</text:span><text:span text:style-name="T9">isset</text:span><text:span text:style-name="T21">(</text:span><text:span text:style-name="T9">$myParameter[</text:span><text:span text:style-name="T12">'question'</text:span><text:span text:style-name="T9">]</text:span><text:span text:style-name="T21">)</text:span></text:p>
      <text:p text:style-name="P8"><text:span text:style-name="T21"><text:tab/><text:tab/><text:tab/></text:span><text:span text:style-name="T9">&amp;&amp; $this</text:span><text:span text:style-name="T21">-&gt;answerToEverything === </text:span><text:span text:style-name="T22">42</text:span></text:p>
      <text:p text:style-name="P8"><text:span text:style-name="T9"><text:tab/><text:tab/><text:tab/>|| count($myParameter</text:span><text:span text:style-name="T21">) &gt;</text:span><text:span text:style-name="T9"> </text:span><text:span text:style-name="T22">3</text:span><text:span text:style-name="T9">) </text:span><text:span text:style-name="T21">{</text:span></text:p>
      <text:p text:style-name="P8"><text:span text:style-name="T9"><text:tab/><text:tab/><text:tab/><text:tab/>$this</text:span><text:span text:style-name="T21">-&gt;fanOfFLOW3</text:span><text:span text:style-name="T9"> </text:span><text:span text:style-name="T21">=</text:span><text:span text:style-name="T9"> </text:span><text:span text:style-name="T11">TRUE</text:span><text:span text:style-name="T21">;</text:span></text:p>
      <text:p text:style-name="P8"><text:span text:style-name="T9"><text:tab/><text:tab/></text:span><text:span text:style-name="T21">}</text:span><text:span text:style-name="T9"> else </text:span><text:span text:style-name="T21">{</text:span></text:p>
      <text:p text:style-name="P8"><text:span text:style-name="T9"><text:tab/><text:tab/><text:tab/>throw new \</text:span><text:span text:style-name="T11">F3\TestPackage\Exception(</text:span><text:span text:style-name="T12">'We cannot tolerate that.'</text:span><text:span text:style-name="T11">, </text:span><text:span text:style-name="T22">1223391710</text:span><text:span text:style-name="T11">)</text:span><text:span text:style-name="T21">;</text:span></text:p>
      <text:p text:style-name="P15"><draw:g text:anchor-type="char" draw:z-index="14" draw:style-name="gr1"><draw:custom-shape draw:style-name="gr4" draw:text-style-name="P18" svg:width="4.022cm" svg:height="1.975cm" svg:x="15.788cm" svg:y="0.022cm"><text:p/><draw:enhanced-geometry svg:viewBox="0 0 21600 21600" draw:mirror-horizontal="false" draw:mirror-vertical="false" draw:type="mso-spt41" draw:modifiers="-3475.31784305129 1600.71428571429 -1137 6426 -79295 -355204 -78035 -35202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022cm" svg:height="1.975cm" svg:x="14.788cm" svg:y="0.018cm"><draw:text-box><text:p text:style-name="P18"><text:span text:style-name="T28">Clear message!</text:span></text:p><text:p text:style-name="P18"><text:span text:style-name="T29"/></text:p></draw:text-box></draw:frame></draw:g><text:span text:style-name="T8"><text:tab/></text:span><text:span text:style-name="T20">}</text:span></text:p>
      <text:p text:style-name="P15">}</text:p>
      <text:p text:style-name="P10"><draw:g text:anchor-type="char" draw:z-index="15" draw:style-name="gr1"><draw:custom-shape draw:style-name="gr4" draw:text-style-name="P18" svg:width="3.798cm" svg:height="1.906cm" svg:x="19.711cm" svg:y="0.28cm"><text:p/><draw:enhanced-geometry svg:viewBox="0 0 21600 21600" draw:mirror-horizontal="false" draw:mirror-vertical="false" draw:type="mso-spt41" draw:modifiers="-1484.12256267409 -10130.6197964847 5846.23955431755 819.24144310823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128cm" svg:height="1.906cm" svg:x="19.572cm" svg:y="0.28cm"><draw:text-box><text:p text:style-name="P18"><text:span text:style-name="T28">UNIX timestamp at time of writing the throw clause.</text:span></text:p><text:p text:style-name="P18"><text:span text:style-name="T29"/></text:p></draw:text-box></draw:frame></draw:g></text:p>
      <text:p text:style-name="P8"><text:span text:style-name="T11"><text:tab/></text:span><text:span text:style-name="T16">/**</text:span></text:p>
      <text:p text:style-name="P14"><text:tab/> * This is a setter for the fanOfFLOW3 property.</text:p>
      <text:p text:style-name="P14"><text:tab/> *</text:p>
      <text:p text:style-name="P8"><text:span text:style-name="T16"><text:tab/> * </text:span><text:span text:style-name="T17">@param</text:span><text:span text:style-name="T16"> boolean $isFan Pass TRUE to mark a fan, FALSE for a Zend follower</text:span></text:p>
      <text:p text:style-name="P8"><draw:g text:anchor-type="char" draw:z-index="24" draw:style-name="gr1"><draw:custom-shape draw:style-name="gr2" draw:text-style-name="P18" svg:width="5.806cm" svg:height="1.186cm" svg:x="-0.078cm" svg:y="0.065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806cm" svg:height="1.186cm" svg:x="-0.078cm" svg:y="0.065cm"><draw:text-box><text:p text:style-name="P18"><text:span text:style-name="T28">Return tag with type, even if it is „void”. Only __construct() has no return tag.</text:span></text:p></draw:text-box></draw:frame></draw:g><text:span text:style-name="T16"><text:tab/> * </text:span><text:span text:style-name="T17">@return</text:span><text:span text:style-name="T16"> void</text:span></text:p>
      <text:p text:style-name="P8"><text:span text:style-name="T16"><text:tab/> * </text:span><text:span text:style-name="T17">@author</text:span><text:span text:style-name="T16"> Robert Lemke &lt;robert@typo3.org&gt;</text:span></text:p>
      <text:p text:style-name="P14"><text:tab/> * <text:span text:style-name="T23">@author</text:span> Karsten Dambekalns &lt;karsten@typo3.org&gt;</text:p>
      <text:p text:style-name="P14"><text:tab/> */</text:p>
      <text:p text:style-name="P8"><draw:g text:anchor-type="char" draw:z-index="22" draw:style-name="gr1"><draw:custom-shape draw:style-name="gr4" draw:text-style-name="P18" svg:width="3.85cm" svg:height="1.618cm" svg:x="14.4cm" svg:y="0.083cm"><text:p/><draw:enhanced-geometry svg:viewBox="0 0 21600 21600" draw:mirror-horizontal="false" draw:mirror-vertical="false" draw:type="mso-spt41" draw:modifiers="-17701.5116811727 2776.47058823529 573.889143380669 8941.1764705882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52cm" svg:height="1.618cm" svg:x="14.4cm" svg:y="0.083cm"><draw:text-box><text:p text:style-name="P20"><text:span text:style-name="T28">Setter methods should start with „set”.</text:span></text:p></draw:text-box></draw:frame></draw:g><text:span text:style-name="T9"><text:tab/>public function</text:span><text:span text:style-name="T11"> setFanState($isFan) {</text:span></text:p>
      <text:p text:style-name="P8"><text:span text:style-name="T9"><text:tab/><text:tab/></text:span><draw:g text:anchor-type="char" draw:z-index="19" draw:style-name="gr1"><draw:custom-shape draw:style-name="gr2" draw:text-style-name="P18" svg:width="4.763cm" svg:height="1.89cm" svg:x="0.215cm" svg:y="0.296cm"><text:p/><draw:enhanced-geometry svg:viewBox="0 0 21600 21600" draw:type="mso-spt41" draw:modifiers="32028.1377267679 -16179.8507462687 22560 2700 7920 4905 8984 624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763cm" svg:height="1.89cm" svg:x="0.215cm" svg:y="0.296cm"><draw:text-box><text:p text:style-name="P18"><text:span text:style-name="T28">Use author tag only for methods or interfaces, not for classes. Add yourself when doing non-trivial changes.</text:span></text:p></draw:text-box></draw:frame></draw:g><text:span text:style-name="T9">$this</text:span><text:span text:style-name="T21">-&gt;fanOfFLOW3</text:span><text:span text:style-name="T9"> </text:span><text:span text:style-name="T21">=</text:span><text:span text:style-name="T9"> $isFan</text:span><text:span text:style-name="T21">;</text:span></text:p>
      <text:p text:style-name="P10"><text:tab/>}</text:p>
      <text:p text:style-name="P10"/>
      <text:p text:style-name="P8"><text:span text:style-name="T11"><text:tab/></text:span><text:span text:style-name="T16">/**</text:span></text:p>
      <text:p text:style-name="P14"><text:tab/> * As simple as it get's – a boolean getter.</text:p>
      <text:p text:style-name="P14"><text:tab/> *</text:p>
      <text:p text:style-name="P8"><draw:frame text:anchor-type="char" draw:z-index="28" draw:style-name="gr6" draw:text-style-name="P18" svg:width="5.806cm" svg:height="1.186cm" svg:x="0.076cm" svg:y="0.22cm"><draw:text-box><text:p text:style-name="P18"><text:span text:style-name="T28">„</text:span><text:span text:style-name="T28">api” keywords define public API</text:span></text:p></draw:text-box></draw:frame><text:span text:style-name="T16"><text:tab/> * </text:span><text:span text:style-name="T17">@return</text:span><text:span text:style-name="T16"> boolean Whether a fan was detected (TRUE) or not (FALSE)</text:span></text:p>
      <text:p text:style-name="P8"><draw:custom-shape text:anchor-type="char" draw:z-index="27" draw:style-name="gr5" draw:text-style-name="P18" svg:width="5.806cm" svg:height="0.668cm" svg:x="-0.002cm" svg:y="0.129cm"><text:p/><draw:enhanced-geometry svg:viewBox="0 0 21600 21600" draw:type="mso-spt41" draw:modifiers="27400.2430133657 12424.2744063325 19001.7010935601 11008.618127786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16"><text:tab/> * </text:span><text:span text:style-name="T17">@author</text:span><text:span text:style-name="T16"> Karsten Dambekalns &lt;karsten@typo3.org&gt;</text:span></text:p>
      <text:p text:style-name="P8"><text:span text:style-name="T16"><text:tab/> * </text:span><text:span text:style-name="T17">@api</text:span></text:p>
      <text:p text:style-name="P8"><text:span text:style-name="T16"><text:tab/> */</text:span></text:p>
      <text:p text:style-name="P8"><draw:g text:anchor-type="char" draw:z-index="26" draw:style-name="gr1"><draw:custom-shape draw:style-name="gr2" draw:text-style-name="P18" svg:width="5.806cm" svg:height="1.186cm" svg:x="-0.026cm" svg:y="0.22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806cm" svg:height="1.186cm" svg:x="-0.026cm" svg:y="0.22cm"><draw:text-box><text:p text:style-name="P18"><text:span text:style-name="T28">„</text:span><text:span text:style-name="T28">static” and „abstract” keywords before the visibility modifier</text:span></text:p></draw:text-box></draw:frame></draw:g><text:span text:style-name="T9"><text:tab/>static public function</text:span><text:span text:style-name="T11"> isFanOfFLOW3() {</text:span></text:p>
      <text:p text:style-name="P8"><text:span text:style-name="T9"><text:tab/><text:tab/>return $this</text:span><text:span text:style-name="T21">-&gt;fanOfFLOW3</text:span><text:span text:style-name="T21">;</text:span></text:p>
      <text:p text:style-name="P10"><draw:g text:anchor-type="char" draw:z-index="21" draw:style-name="gr1"><draw:custom-shape draw:style-name="gr4" draw:text-style-name="P18" svg:width="7.155cm" svg:height="1.906cm" svg:x="12.698cm" svg:y="0.113cm"><text:p/><draw:enhanced-geometry svg:viewBox="0 0 21600 21600" draw:mirror-horizontal="false" draw:mirror-vertical="false" draw:type="mso-spt41" draw:modifiers="-3221.09933448361 -3936.355226642 649.5439980281 5075.30064754857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7.155cm" svg:height="1.906cm" svg:x="12.698cm" svg:y="0.113cm"><draw:text-box><text:p text:style-name="P20"><text:span text:style-name="T28">Methods returning boolean values should start with „has” or „is”. Other getters should start with „get“.</text:span></text:p></draw:text-box></draw:frame></draw:g><text:tab/>}</text:p>
      <text:p text:style-name="P10"/>
      <text:p text:style-name="P10">}</text:p>
      <text:p text:style-name="P10"/>
      <text:p text:style-name="P9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font-name="Arial" fo:language="en" fo:country="GB" style:text-underline-style="none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0-07T18:20:49</meta:creation-date>
    <dc:date>2009-07-16T14:50:36</dc:date>
    <meta:editing-duration>PT01H31M16S</meta:editing-duration>
    <meta:editing-cycles>14</meta:editing-cycles>
    <meta:generator>OpenOffice.org/3.1$Unix OpenOffice.org_project/310m11$Build-9399</meta:generator>
    <meta:document-statistic meta:table-count="0" meta:image-count="1" meta:object-count="0" meta:page-count="1" meta:paragraph-count="89" meta:word-count="430" meta:character-count="3463"/>
    <meta:user-defined meta:name="Info 1"/>
    <meta:user-defined meta:name="Info 2"/>
    <meta:user-defined meta:name="Info 3"/>
    <meta:user-defined meta:name="Info 4"/>
  </office:meta>
</office:document-meta>
</file>